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Web tech idea</text:p>
      <text:p text:style-name="Normal"/>
      <text:p text:style-name="Normal">Server side web app</text:p>
      <text:p text:style-name="Normal">Creating a quiz-app about Halloween movies. Hocus pocus, the nightmare before Christmas beetle juice and Halloween town.</text:p>
      <text:p text:style-name="Normal">Have create an app can tell which answer is correct and which is not.</text:p>
      <text:p text:style-name="Normal"/>
      <text:p text:style-name="Normal"/>
      <text:p text:style-name="Normal">Have<text:s/>the app connected to python-flask and have an idea of using hyper text transfer protocol.</text:p>
      <text:p text:style-name="Normal"/>
      <text:p text:style-name="Normal">Have the data set to the answers for the quiz.</text:p>
      <text:p text:style-name="Normal">The html being the main webpages, its self</text:p>
      <text:p text:style-name="Normal"/>
      <text:p text:style-name="Normal">Whilst the CSS and java are connected to the webpages.</text:p>
      <text:p text:style-name="Normal"/>
      <text:p text:style-name="Normal">Possibliy be able<text:s/>to suggest other quizzes that are similar or connected to the same theme.</text:p>
      <text:p text:style-name="Normal"/>
      <text:p text:style-name="Normal">Possible figure out a way to connect the webpage to see how long a user is stuck on each question. This allows me to find out which questions in the quiz are more difficult and<text:s/>which are too difficult.</text:p>
      <text:p text:style-name="Normal"/>
      <text:p text:style-name="Normal"/>
      <text:p text:style-name="Normal"/>
      <text:p text:style-name="Normal"/>
      <text:p text:style-name="Normal">Web tech notes to write up after class.</text:p>
      <text:p text:style-name="Normal"/>
      <text:p text:style-name="Normal"/>
      <text:p text:style-name="Normal">He went over lecture 2 as he never finished it<text:s/></text:p>
      <text:p text:style-name="Normal"/>
      <text:p text:style-name="Normal">One thing flask allows you to do is allows you shows where something is ? I will ask jade</text:p>
      <text:p text:style-name="Normal"/>
      <text:p text:style-name="Normal">In code it in the address gives it the resorce.</text:p>
      <text:p text:style-name="Normal"/>
      <text:soft-page-break/>
      <text:p text:style-name="Normal">Get gets the data, it is safe, the other three are always changing thing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son, Emma</meta:initial-creator>
    <dc:creator>Davidson, Emma</dc:creator>
    <meta:creation-date>2023-09-28T12:22:00Z</meta:creation-date>
    <dc:date>2023-10-06T10:55:00Z</dc:date>
    <meta:template xlink:href="Normal" xlink:type="simple"/>
    <meta:editing-cycles>5</meta:editing-cycles>
    <meta:editing-duration>PT82320S</meta:editing-duration>
    <meta:document-statistic meta:page-count="2" meta:paragraph-count="2" meta:word-count="160" meta:character-count="1075" meta:row-count="7" meta:non-whitespace-character-count="917"/>
  </office:meta>
</office:document-meta>
</file>